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officeooo:rsid="00112003" officeooo:paragraph-rsid="00112003" fo:background-color="#f7d1d5" style:font-weight-asian="bold" style:font-weight-complex="bold"/>
    </style:style>
    <style:style style:name="P3" style:family="paragraph" style:parent-style-name="Standard">
      <style:paragraph-properties fo:text-align="justify" style:justify-single-word="false"/>
      <style:text-properties officeooo:rsid="00112003" officeooo:paragraph-rsid="00112003"/>
    </style:style>
    <style:style style:name="P4" style:family="paragraph" style:parent-style-name="Standard">
      <style:paragraph-properties fo:text-align="justify" style:justify-single-word="false"/>
      <style:text-properties fo:font-weight="bold" officeooo:rsid="00112003" officeooo:paragraph-rsid="00112003" style:font-weight-asian="bold" style:font-weight-complex="bold"/>
    </style:style>
    <style:style style:name="P5" style:family="paragraph" style:parent-style-name="Text_20_body">
      <style:paragraph-properties fo:text-align="justify" style:justify-single-word="false"/>
      <style:text-properties officeooo:rsid="00112003" officeooo:paragraph-rsid="00112003"/>
    </style:style>
    <style:style style:name="P6" style:family="paragraph" style:parent-style-name="Text_20_body" style:list-style-name="L1">
      <style:paragraph-properties fo:margin-left="0cm" fo:margin-right="0cm" fo:text-align="justify" style:justify-single-word="false" fo:text-indent="0cm" style:auto-text-indent="false"/>
    </style:style>
    <style:style style:name="P7" style:family="paragraph" style:parent-style-name="Text_20_body">
      <style:paragraph-properties fo:margin-left="0cm" fo:margin-right="0cm" fo:text-align="justify" style:justify-single-word="false" fo:text-indent="0cm" style:auto-text-indent="false"/>
    </style:style>
    <style:style style:name="P8" style:family="paragraph" style:parent-style-name="Heading_20_3">
      <style:paragraph-properties fo:text-align="justify" style:justify-single-word="false"/>
      <style:text-properties officeooo:rsid="00112003" officeooo:paragraph-rsid="00112003"/>
    </style:style>
    <style:style style:name="P9" style:family="paragraph" style:parent-style-name="Text_20_body" style:list-style-name="L2">
      <style:paragraph-properties fo:margin-left="0cm" fo:margin-right="0cm" fo:text-align="justify" style:justify-single-word="false" fo:text-indent="0cm" style:auto-text-indent="false"/>
    </style:style>
    <style:style style:name="P10" style:family="paragraph" style:parent-style-name="Standard">
      <style:paragraph-properties fo:text-align="justify" style:justify-single-word="false"/>
      <style:text-properties fo:font-weight="bold" officeooo:rsid="001442e3" officeooo:paragraph-rsid="001442e3" style:font-weight-asian="bold" style:font-weight-complex="bold"/>
    </style:style>
    <style:style style:name="P11" style:family="paragraph" style:parent-style-name="Text_20_body" style:list-style-name="L2">
      <style:paragraph-properties fo:text-align="justify" style:justify-single-word="false"/>
      <style:text-properties officeooo:paragraph-rsid="00112003"/>
    </style:style>
    <style:style style:name="P12" style:family="paragraph" style:parent-style-name="Text_20_body" style:list-style-name="L3">
      <style:paragraph-properties fo:margin-left="0cm" fo:margin-right="0cm" fo:text-align="justify" style:justify-single-word="false" fo:text-indent="0cm" style:auto-text-indent="false"/>
    </style:style>
    <style:style style:name="P13" style:family="paragraph" style:parent-style-name="Standard">
      <style:paragraph-properties fo:text-align="justify" style:justify-single-word="false"/>
      <style:text-properties officeooo:paragraph-rsid="001442e3"/>
    </style:style>
    <style:style style:name="P14" style:family="paragraph" style:parent-style-name="Standard">
      <style:paragraph-properties fo:text-align="justify" style:justify-single-word="false"/>
      <style:text-properties officeooo:rsid="001442e3" officeooo:paragraph-rsid="001442e3"/>
    </style:style>
    <style:style style:name="T1" style:family="text">
      <style:text-properties fo:font-size="12pt" style:font-size-asian="12pt" style:font-size-complex="12pt"/>
    </style:style>
    <style:style style:name="T2" style:family="text">
      <style:text-properties officeooo:rsid="00112003"/>
    </style:style>
    <style:style style:name="T3" style:family="text">
      <style:text-properties fo:font-weight="bold" officeooo:rsid="001442e3" style:font-weight-asian="bold" style:font-weight-complex="bold"/>
    </style:style>
    <style:style style:name="T4" style:family="text">
      <style:text-properties officeooo:rsid="001442e3"/>
    </style:style>
    <style:style style:name="T5" style:family="text">
      <style:text-properties fo:font-weight="normal" style:font-weight-asian="normal" style:font-weight-complex="normal"/>
    </style:style>
    <style:style style:name="T6" style:family="text">
      <style:text-properties fo:font-weight="normal" officeooo:rsid="001442e3"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tividade 01) Consultas de classificação SQL</text:p>
      <text:p text:style-name="P3"/>
      <text:p text:style-name="P4">Visão geral:</text:p>
      <text:p text:style-name="P3"/>
      <text:p text:style-name="P5">Até agora, você aprendeu sobre SQL e como ele é usado para recuperar dados de bancos de dados. Nesta atividade, você praticará a Classificação de dados com a cláusula <text:span text:style-name="Variable">ORDER BY</text:span> em SQL. A Classificação é uma ferramenta poderosa para um Analista de dados. Ela permite que você:</text:p>
      <text:list text:style-name="L1">
        <text:list-item>
          <text:p text:style-name="P6">Organizar e analisar seus dados de forma significativa </text:p>
        </text:list-item>
        <text:list-item>
          <text:p text:style-name="P6">Encontrar os valores mais altos ou mais baixos em um conjunto de dados</text:p>
        </text:list-item>
        <text:list-item>
          <text:p text:style-name="P6">Comparar dados em dimensões diferentes</text:p>
        </text:list-item>
      </text:list>
      <text:p text:style-name="P7">Ao concluir esta atividade, você será capaz de escrever consultas SQL que classificam os dados de acordo com suas necessidades.</text:p>
      <text:h text:style-name="P8" text:outline-level="3"><text:span text:style-name="Strong_20_Emphasis"><text:span text:style-name="T1">Cenário:</text:span></text:span></text:h>
      <text:p text:style-name="P7">Analise o cenário a seguir. Em seguida, conclua as instruções passo a passo.</text:p>
      <text:p text:style-name="P7">Você é um pesquisador de saúde pública em uma agência do governo estadual. Para seu projeto atual, precisa identificar os condados nos Estados Unidos que têm mais e menos nascimentos no período de 2016-2018. Para fazer isso, você concluirá as seguintes etapas:</text:p>
      <text:list text:style-name="L2">
        <text:list-item>
          <text:p text:style-name="P9">Carregar o conjunto de dados.</text:p>
        </text:list-item>
        <text:list-item>
          <text:p text:style-name="P9">Consultar os dados para explorar sua estrutura.</text:p>
        </text:list-item>
        <text:list-item>
          <text:p text:style-name="P9">Usar o site <text:span text:style-name="Variable">ORDER BY</text:span> para classificar os dados relevantes.</text:p>
        </text:list-item>
        <text:list-item>
          <text:p text:style-name="P9">Usar os dados classificados para responder às perguntas.</text:p>
        </text:list-item>
      </text:list>
      <text:p text:style-name="P3"/>
      <text:p text:style-name="P10">Perguntas:</text:p>
      <text:p text:style-name="P10"/>
      <text:list text:continue-numbering="true" text:style-name="L2">
        <text:list-item>
          <text:p text:style-name="P11"><text:span text:style-name="T2">Como a cláusula </text:span><text:span text:style-name="Variable"><text:span text:style-name="T2">ORDER BY</text:span></text:span><text:span text:style-name="T2"> pode ajudá-lo a organizar e estruturar seus dados?</text:span></text:p>
        </text:list-item>
      </text:list>
      <text:list text:style-name="L3">
        <text:list-item>
          <text:p text:style-name="P12">Por que é útil usar as cláusulas <text:span text:style-name="Variable">ORDER BY</text:span> e <text:span text:style-name="Variable">WHERE</text:span> juntas ao analisar os dados?</text:p>
        </text:list-item>
        <text:list-item>
          <text:p text:style-name="P12">Descreva uma pergunta comercial que você poderia responder usando as cláusulas <text:span text:style-name="Variable">ORDER By</text:span> e <text:span text:style-name="Variable">WHERE</text:span> juntas. Como esse método o ajudaria a responder à pergunta?</text:p>
        </text:list-item>
      </text:list>
      <text:p text:style-name="P3"/>
      <text:p text:style-name="P13"><text:span text:style-name="T3">Resposta:</text:span><text:span text:style-name="T4"><text:line-break/><text:line-break/></text:span>A cláusula<text:span text:style-name="T5"> </text:span><text:span text:style-name="Strong_20_Emphasis"><text:span text:style-name="T5">ORDER BY</text:span></text:span><text:span text:style-name="T5"> </text:span>é fundamental para ordenar os dados de uma determinada variável que está sendo analisada, seja em ordem crescente ou decrescente, tanto numericamente quanto alfabeticamente. Isso faz com que os dados fiquem apresentados de forma mais amigável e fácil de compreender.</text:p>
      <text:p text:style-name="P13"/>
      <text:p text:style-name="Text_20_body">O uso dessa cláusula em conjunto com a cláusula <text:span text:style-name="Strong_20_Emphasis"><text:span text:style-name="T5">WHERE</text:span></text:span>, responsável pela filtragem dos dados, torna a análise de dados mais produtiva e específica. Produtiva porque economiza o tempo de trabalho do analista de dados, já que lidamos com conjuntos de dados muito grandes, que seriam quase impossíveis de analisar a olho nu. Específica porque permite que o analista chegue <text:soft-page-break/>diretamente à informação que deseja, ocultando todo o restante. Além disso, essa informação específica pode ser ordenada de forma crescente ou decrescente, facilitando ainda mais o seu entendimento.</text:p>
      <text:p text:style-name="Text_20_body">Uma pergunta de negócio que pode ser respondida com essas cláusulas seria: analisando os dados de vendas mensais do ano de 2025 de uma cafeteria, qual foi o mês com a maior receita e qual foi o mês com a menor receita? Utilizando esses dois métodos, é possível filtrar os dados na cláusula <text:span text:style-name="Strong_20_Emphasis"><text:span text:style-name="T5">WHERE </text:span></text:span><text:span text:style-name="Strong_20_Emphasis"><text:span text:style-name="T6">para filtrar o ano de 2025</text:span></text:span><text:span text:style-name="T5">,</text:span> selecionando as colunas que contêm os meses e os valores de receita, e então ordenar os dados de receita do maior para o menor por meio da cláusula <text:span text:style-name="Strong_20_Emphasis"><text:span text:style-name="T5">ORDER BY DESC</text:span></text:span>.</text:p>
      <text:p text:style-name="P14"><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28T20:35:38.412732944</meta:creation-date>
    <dc:date>2026-01-28T21:58:43.489590151</dc:date>
    <meta:editing-duration>PT2M27S</meta:editing-duration>
    <meta:editing-cycles>1</meta:editing-cycles>
    <meta:document-statistic meta:table-count="0" meta:image-count="0" meta:object-count="0" meta:page-count="2" meta:paragraph-count="22" meta:word-count="477" meta:character-count="2833" meta:non-whitespace-character-count="2384"/>
    <meta:generator>LibreOffice/24.8.2.1$Linux_X86_64 LibreOffice_project/480$Build-1</meta:generator>
  </office:meta>
</office:document-meta>
</file>